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2.99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wrap" style:rotation-align="bottom"/>
      <style:paragraph-properties fo:text-align="start" fo:margin-left="0cm"/>
      <style:text-properties fo:hyphenate="false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fo:border-left="0.002cm solid #000000" fo:border-right="none" fo:border-top="none"/>
    </style:style>
    <style:style style:name="ce12" style:family="table-cell" style:parent-style-name="Default">
      <style:table-cell-properties fo:border-bottom="none" fo:border-left="0.002cm solid #000000" fo:border-right="none" fo:border-top="0.002cm solid #000000"/>
    </style:style>
    <style:style style:name="ce13" style:family="table-cell" style:parent-style-name="Default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Лист1" table:style-name="ta1" table:print="false">
        <table:table-column table:style-name="co2" table:default-cell-style-name="ce3"/>
        <table:table-column table:style-name="co4" table:default-cell-style-name="ce3"/>
        <table:table-column table:style-name="co3" table:default-cell-style-name="ce6"/>
        <table:table-column table:style-name="co3" table:default-cell-style-name="ce3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4" table:number-rows-spanned="1">
            <text:p>NTC MF52</text:p>
          </table:table-cell>
          <table:covered-table-cell table:number-columns-repeated="3" table:style-name="Default"/>
          <table:table-cell table:number-columns-repeated="7"/>
        </table:table-row>
        <table:table-row table:style-name="ro1">
          <table:table-cell table:style-name="ce2" office:value-type="string">
            <office:annotation draw:style-name="gr2" draw:text-style-name="P2" svg:width="2.899cm" svg:height="1.386cm" svg:x="2.534cm" svg:y="0cm" draw:caption-point-x="-0.61cm" draw:caption-point-y="0.461cm">
              <dc:date>2023-07-22T00:00:00</dc:date>
              <text:p text:style-name="P2">Це таблиця температур по datasheet</text:p>
            </office:annotation>
            <text:p>t C</text:p>
          </table:table-cell>
          <table:table-cell table:style-name="ce2" office:value-type="string">
            <office:annotation draw:style-name="gr3" draw:text-style-name="P2" svg:width="2.899cm" svg:height="0.991cm" svg:x="4.413cm" svg:y="0cm" draw:caption-point-x="-0.61cm" draw:caption-point-y="0.461cm">
              <dc:date>2023-07-22T00:00:00</dc:date>
              <text:p text:style-name="P2">Таблиця кілаом по datasheet</text:p>
            </office:annotation>
            <text:p>kR</text:p>
          </table:table-cell>
          <table:table-cell table:style-name="ce2" office:value-type="string">
            <office:annotation draw:style-name="gr4" draw:text-style-name="P2" svg:width="2.899cm" svg:height="2.176cm" svg:x="6.671cm" svg:y="0cm" draw:caption-point-x="-0.61cm" draw:caption-point-y="0.461cm">
              <dc:date>2023-07-22T00:00:00</dc:date>
              <text:p text:style-name="P2">Цей параметр просто потрібен щоб краще бачити обрахунки</text:p>
            </office:annotation>
            <text:p>R</text:p>
          </table:table-cell>
          <table:table-cell table:style-name="ce2" office:value-type="string">
            <office:annotation draw:style-name="gr5" draw:text-style-name="P2" svg:width="2.899cm" svg:height="1.781cm" svg:x="8.929cm" svg:y="0cm" draw:caption-point-x="-0.61cm" draw:caption-point-y="0.461cm">
              <dc:date>2023-07-22T00:00:00</dc:date>
              <text:p text:style-name="P2">Цей параметр потрібен щоб краще бачити обрахунки</text:p>
            </office:annotation>
            <text:p>t K</text:p>
          </table:table-cell>
          <table:table-cell table:number-columns-repeated="7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181.7">
            <text:p>181,7</text:p>
          </table:table-cell>
          <table:table-cell table:formula="of:=[.B3]*1000" office:value-type="float" office:value="181700">
            <text:p>181700</text:p>
          </table:table-cell>
          <table:table-cell table:formula="of:=[.A3] + 273.15" office:value-type="float" office:value="243.15">
            <text:p>243,15</text:p>
          </table:table-cell>
          <table:table-cell>
            <draw:frame table:end-cell-address="Лист1.L23" table:end-x="1.519cm" table:end-y="0.067cm" draw:z-index="0" draw:style-name="gr1" draw:text-style-name="P1" svg:width="11.718cm" svg:height="8.999cm" svg:x="1.329cm" svg:y="0.1cm">
              <draw:object draw:notify-on-update-of-ranges="Лист1.A3:Лист1.A31 Лист1.B2:Лист1.B2 Лист1.B3:Лист1.B3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133.3">
            <text:p>133,3</text:p>
          </table:table-cell>
          <table:table-cell table:formula="of:=[.B4]*1000" office:value-type="float" office:value="133300">
            <text:p>133300</text:p>
          </table:table-cell>
          <table:table-cell table:formula="of:=[.A4] + 273.15" office:value-type="float" office:value="248.15">
            <text:p>248,15</text:p>
          </table:table-cell>
          <table:table-cell table:number-columns-repeated="7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98.88">
            <text:p>98,88</text:p>
          </table:table-cell>
          <table:table-cell table:formula="of:=[.B5]*1000" office:value-type="float" office:value="98880">
            <text:p>98880</text:p>
          </table:table-cell>
          <table:table-cell table:formula="of:=[.A5] + 273.15" office:value-type="float" office:value="253.15">
            <text:p>253,15</text:p>
          </table:table-cell>
          <table:table-cell table:number-columns-repeated="7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74.1">
            <text:p>74,1</text:p>
          </table:table-cell>
          <table:table-cell table:formula="of:=[.B6]*1000" office:value-type="float" office:value="74100">
            <text:p>74100</text:p>
          </table:table-cell>
          <table:table-cell table:formula="of:=[.A6] + 273.15" office:value-type="float" office:value="258.15">
            <text:p>258,15</text:p>
          </table:table-cell>
          <table:table-cell table:number-columns-repeated="7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56.06">
            <text:p>56,06</text:p>
          </table:table-cell>
          <table:table-cell table:formula="of:=[.B7]*1000" office:value-type="float" office:value="56060">
            <text:p>56060</text:p>
          </table:table-cell>
          <table:table-cell table:formula="of:=[.A7] + 273.15" office:value-type="float" office:value="263.15">
            <text:p>263,15</text:p>
          </table:table-cell>
          <table:table-cell table:number-columns-repeated="7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42.8">
            <text:p>42,8</text:p>
          </table:table-cell>
          <table:table-cell table:formula="of:=[.B8]*1000" office:value-type="float" office:value="42800">
            <text:p>42800</text:p>
          </table:table-cell>
          <table:table-cell table:formula="of:=[.A8] + 273.15" office:value-type="float" office:value="268.15">
            <text:p>268,15</text:p>
          </table:table-cell>
          <table:table-cell table:number-columns-repeated="7"/>
        </table:table-row>
        <table:table-row table:style-name="ro1">
          <table:table-cell office:value-type="float" office:value="0">
            <office:annotation draw:style-name="gr5" draw:text-style-name="P2" svg:width="2.899cm" svg:height="1.781cm" svg:x="2.534cm" svg:y="2.112cm" draw:caption-point-x="-0.61cm" draw:caption-point-y="1.511cm">
              <dc:date>2023-07-22T00:00:00</dc:date>
              <text:p text:style-name="P2">Діфект з нулем це нормально, так повинно бути</text:p>
            </office:annotation>
            <text:p>0</text:p>
          </table:table-cell>
          <table:table-cell office:value-type="float" office:value="98.96">
            <text:p>98,96</text:p>
          </table:table-cell>
          <table:table-cell table:formula="of:=[.B9]*1000" office:value-type="float" office:value="98960">
            <text:p>98960</text:p>
          </table:table-cell>
          <table:table-cell table:formula="of:=[.A9] + 273.15" office:value-type="float" office:value="273.15">
            <text:p>273,15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.58">
            <text:p>25,58</text:p>
          </table:table-cell>
          <table:table-cell table:formula="of:=[.B10]*1000" office:value-type="float" office:value="25580">
            <text:p>25580</text:p>
          </table:table-cell>
          <table:table-cell table:formula="of:=[.A10] + 273.15" office:value-type="float" office:value="278.15">
            <text:p>278,15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11]*1000" office:value-type="float" office:value="20000">
            <text:p>20000</text:p>
          </table:table-cell>
          <table:table-cell table:formula="of:=[.A11] + 273.15" office:value-type="float" office:value="283.15">
            <text:p>283,15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.76">
            <text:p>15,76</text:p>
          </table:table-cell>
          <table:table-cell table:formula="of:=[.B12]*1000" office:value-type="float" office:value="15760">
            <text:p>15760</text:p>
          </table:table-cell>
          <table:table-cell table:formula="of:=[.A12] + 273.15" office:value-type="float" office:value="288.15">
            <text:p>288,15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.51">
            <text:p>12,51</text:p>
          </table:table-cell>
          <table:table-cell table:formula="of:=[.B13]*1000" office:value-type="float" office:value="12510">
            <text:p>12510</text:p>
          </table:table-cell>
          <table:table-cell table:formula="of:=[.A13] + 273.15" office:value-type="float" office:value="293.15">
            <text:p>293,15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[.B14]*1000" office:value-type="float" office:value="10000">
            <text:p>10000</text:p>
          </table:table-cell>
          <table:table-cell table:formula="of:=[.A14] + 273.15" office:value-type="float" office:value="298.15">
            <text:p>298,15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048">
            <text:p>8,048</text:p>
          </table:table-cell>
          <table:table-cell table:formula="of:=[.B15]*1000" office:value-type="float" office:value="8048">
            <text:p>8048</text:p>
          </table:table-cell>
          <table:table-cell table:formula="of:=[.A15] + 273.15" office:value-type="float" office:value="303.15">
            <text:p>303,15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.518">
            <text:p>6,518</text:p>
          </table:table-cell>
          <table:table-cell table:formula="of:=[.B16]*1000" office:value-type="float" office:value="6518">
            <text:p>6518</text:p>
          </table:table-cell>
          <table:table-cell table:formula="of:=[.A16] + 273.15" office:value-type="float" office:value="308.15">
            <text:p>308,15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.312">
            <text:p>5,312</text:p>
          </table:table-cell>
          <table:table-cell table:formula="of:=[.B17]*1000" office:value-type="float" office:value="5312">
            <text:p>5312</text:p>
          </table:table-cell>
          <table:table-cell table:formula="of:=[.A17] + 273.15" office:value-type="float" office:value="313.15">
            <text:p>313,15</text:p>
          </table:table-cell>
          <table:table-cell table:number-columns-repeated="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.354">
            <text:p>4,354</text:p>
          </table:table-cell>
          <table:table-cell table:formula="of:=[.B18]*1000" office:value-type="float" office:value="4354">
            <text:p>4354</text:p>
          </table:table-cell>
          <table:table-cell table:formula="of:=[.A18] + 273.15" office:value-type="float" office:value="318.15">
            <text:p>318,15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.588">
            <text:p>3,588</text:p>
          </table:table-cell>
          <table:table-cell table:formula="of:=[.B19]*1000" office:value-type="float" office:value="3588">
            <text:p>3588</text:p>
          </table:table-cell>
          <table:table-cell table:formula="of:=[.A19] + 273.15" office:value-type="float" office:value="323.15">
            <text:p>323,15</text:p>
          </table:table-cell>
          <table:table-cell table:number-columns-repeated="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.974">
            <text:p>2,974</text:p>
          </table:table-cell>
          <table:table-cell table:formula="of:=[.B20]*1000" office:value-type="float" office:value="2974">
            <text:p>2974</text:p>
          </table:table-cell>
          <table:table-cell table:formula="of:=[.A20] + 273.15" office:value-type="float" office:value="328.15">
            <text:p>328,15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.476">
            <text:p>2,476</text:p>
          </table:table-cell>
          <table:table-cell table:formula="of:=[.B21]*1000" office:value-type="float" office:value="2476">
            <text:p>2476</text:p>
          </table:table-cell>
          <table:table-cell table:formula="of:=[.A21] + 273.15" office:value-type="float" office:value="333.15">
            <text:p>333,15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.072">
            <text:p>2,072</text:p>
          </table:table-cell>
          <table:table-cell table:formula="of:=[.B22]*1000" office:value-type="float" office:value="2072">
            <text:p>2072</text:p>
          </table:table-cell>
          <table:table-cell table:formula="of:=[.A22] + 273.15" office:value-type="float" office:value="338.15">
            <text:p>338,15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.743">
            <text:p>1,743</text:p>
          </table:table-cell>
          <table:table-cell table:formula="of:=[.B23]*1000" office:value-type="float" office:value="1743">
            <text:p>1743</text:p>
          </table:table-cell>
          <table:table-cell table:formula="of:=[.A23] + 273.15" office:value-type="float" office:value="343.15">
            <text:p>343,15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.473">
            <text:p>1,473</text:p>
          </table:table-cell>
          <table:table-cell table:formula="of:=[.B24]*1000" office:value-type="float" office:value="1473">
            <text:p>1473</text:p>
          </table:table-cell>
          <table:table-cell table:formula="of:=[.A24] + 273.15" office:value-type="float" office:value="348.15">
            <text:p>348,15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.25">
            <text:p>1,25</text:p>
          </table:table-cell>
          <table:table-cell table:formula="of:=[.B25]*1000" office:value-type="float" office:value="1250">
            <text:p>1250</text:p>
          </table:table-cell>
          <table:table-cell table:formula="of:=[.A25] + 273.15" office:value-type="float" office:value="353.15">
            <text:p>353,15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.065">
            <text:p>1,065</text:p>
          </table:table-cell>
          <table:table-cell table:formula="of:=[.B26]*1000" office:value-type="float" office:value="1065">
            <text:p>1065</text:p>
          </table:table-cell>
          <table:table-cell table:formula="of:=[.A26] + 273.15" office:value-type="float" office:value="358.15">
            <text:p>358,15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911">
            <text:p>0,911</text:p>
          </table:table-cell>
          <table:table-cell table:formula="of:=[.B27]*1000" office:value-type="float" office:value="911">
            <text:p>911</text:p>
          </table:table-cell>
          <table:table-cell table:formula="of:=[.A27] + 273.15" office:value-type="float" office:value="363.15">
            <text:p>363,15</text:p>
          </table:table-cell>
          <table:table-cell table:number-columns-repeated="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7824">
            <text:p>0,7824</text:p>
          </table:table-cell>
          <table:table-cell table:formula="of:=[.B28]*1000" office:value-type="float" office:value="782.4">
            <text:p>782,4</text:p>
          </table:table-cell>
          <table:table-cell table:formula="of:=[.A28] + 273.15" office:value-type="float" office:value="368.15">
            <text:p>368,15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6744">
            <text:p>0,6744</text:p>
          </table:table-cell>
          <table:table-cell table:formula="of:=[.B29]*1000" office:value-type="float" office:value="674.4">
            <text:p>674,4</text:p>
          </table:table-cell>
          <table:table-cell table:formula="of:=[.A29] + 273.15" office:value-type="float" office:value="373.15">
            <text:p>373,15</text:p>
          </table:table-cell>
          <table:table-cell table:number-columns-repeated="7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5836">
            <text:p>0,5836</text:p>
          </table:table-cell>
          <table:table-cell table:formula="of:=[.B30]*1000" office:value-type="float" office:value="583.6">
            <text:p>583,6</text:p>
          </table:table-cell>
          <table:table-cell table:formula="of:=[.A30] + 273.15" office:value-type="float" office:value="378.15">
            <text:p>378,15</text:p>
          </table:table-cell>
          <table:table-cell table:number-columns-repeated="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5066">
            <text:p>0,5066</text:p>
          </table:table-cell>
          <table:table-cell table:formula="of:=[.B31]*1000" office:value-type="float" office:value="506.6">
            <text:p>506,6</text:p>
          </table:table-cell>
          <table:table-cell table:formula="of:=[.A31] + 273.15" office:value-type="float" office:value="383.15">
            <text:p>383,15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table:number-columns-spanned="5" table:number-rows-spanned="1">
            <text:p>Обрахунок</text:p>
          </table:table-cell>
          <table:covered-table-cell table:number-columns-repeated="3" table:style-name="Default"/>
          <table:covered-table-cell/>
          <table:table-cell table:style-name="ce8" office:value-type="string" table:number-columns-spanned="6" table:number-rows-spanned="4">
            <text:p><text:a xlink:href="https://ru.wikipedia.org/wiki/Уравнение_Ст%D0">https://ru.wikipedia.org/wiki/%D0%A3%D1%80%D0%B0%D0%B2%D0%BD%D0%B5%D0%BD%D0%B8%D0%B5_%D0%A1%D1%82%D0</text:a>%B5%D0%B9%D0%BD%D1%85%D0%B0%D1%80%D1%82%D0%B0_%E2%80%94_%D0%A5%D0%B0%D1%80%D1%82%D0%B0</text:p>
          </table:table-cell>
          <table:covered-table-cell table:number-columns-repeated="5"/>
        </table:table-row>
        <table:table-row table:style-name="ro1">
          <table:table-cell table:style-name="ce4" office:value-type="string">
            <text:p>L1</text:p>
          </table:table-cell>
          <table:table-cell table:style-name="ce5" table:formula="of:=LN([.C7])" office:value-type="float" office:value="10.9341778247188">
            <text:p>10,9341778247</text:p>
          </table:table-cell>
          <table:table-cell table:style-name="Default" table:number-columns-repeated="2"/>
          <table:table-cell/>
          <table:covered-table-cell table:number-columns-repeated="6"/>
        </table:table-row>
        <table:table-row table:style-name="ro1">
          <table:table-cell table:style-name="ce4" office:value-type="string">
            <text:p>L2</text:p>
          </table:table-cell>
          <table:table-cell table:style-name="ce5" table:formula="of:=LN([.C14])" office:value-type="float" office:value="9.21034037197618">
            <text:p>9,210340372</text:p>
          </table:table-cell>
          <table:table-cell table:style-name="Default" table:number-columns-repeated="2"/>
          <table:table-cell/>
          <table:covered-table-cell table:number-columns-repeated="6"/>
        </table:table-row>
        <table:table-row table:style-name="ro1">
          <table:table-cell table:style-name="ce4" office:value-type="string">
            <text:p>L3</text:p>
          </table:table-cell>
          <table:table-cell table:style-name="ce5" table:formula="of:=LN([.C23])" office:value-type="float" office:value="7.46336304552002">
            <text:p>7,4633630455</text:p>
          </table:table-cell>
          <table:table-cell table:style-name="Default" table:number-columns-repeated="2"/>
          <table:table-cell/>
          <table:covered-table-cell table:number-columns-repeated="6"/>
        </table:table-row>
        <table:table-row table:style-name="ro1">
          <table:table-cell table:style-name="ce4"/>
          <table:table-cell table:style-name="ce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office:value-type="string">
            <text:p>Y1</text:p>
          </table:table-cell>
          <table:table-cell table:style-name="ce5" table:formula="of:=1/[.D7]" office:value-type="float" office:value="0.0038001140034201">
            <text:p>0,00380011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office:value-type="string">
            <text:p>Y2</text:p>
          </table:table-cell>
          <table:table-cell table:style-name="ce5" table:formula="of:=1/[.D14]" office:value-type="float" office:value="0.00335401643468053">
            <text:p>0,003354016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office:value-type="string">
            <text:p>Y3</text:p>
          </table:table-cell>
          <table:table-cell table:style-name="ce5" table:formula="of:=1/[.D23]" office:value-type="float" office:value="0.00291417747340813">
            <text:p>0,002914177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/>
          <table:table-cell table:style-name="ce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office:value-type="string">
            <text:p>h2</text:p>
          </table:table-cell>
          <table:table-cell table:style-name="ce5" table:formula="of:=( [.B39] - [.B38] ) / ([.B35] - [.B34])" office:value-type="float" office:value="0.000258781689671401">
            <text:p>0,000258781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office:value-type="string">
            <text:p>h3</text:p>
          </table:table-cell>
          <table:table-cell table:style-name="ce5" table:formula="of:=([.B40] - [.B38]) / ([.B36] - [.B34])" office:value-type="float" office:value="0.000255253185886368">
            <text:p>0,000255253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/>
          <table:table-cell table:style-name="ce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office:value-type="string">
            <text:p>C</text:p>
          </table:table-cell>
          <table:table-cell table:style-name="ce5" table:formula="of:=(([.B43] - [.B42]) / ([.B36] - [.B35])) * (1/([.B34] + [.B35] + [.B36]))" office:value-type="float" office:value="0.0000000731594178607314">
            <text:p>7,31594178607314E-00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office:value-type="string">
            <text:p>B</text:p>
          </table:table-cell>
          <table:table-cell table:style-name="ce5" table:formula="of:=[.B42] - [.B45] * ([.B34] * [.B34] + [.B34] * [.B35] + [.B35]  * [.B35])" office:value-type="float" office:value="0.000236461181904015">
            <text:p>0,000236461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office:value-type="string">
            <text:p>A</text:p>
          </table:table-cell>
          <table:table-cell table:style-name="ce5" table:formula="of:=[.B38] - ([.B46] + [.B34] * [.B34] * [.B45]) * [.B34]" office:value-type="float" office:value="0.00111896779846796">
            <text:p>0,001118967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table:number-columns-spanned="5" table:number-rows-spanned="1">
            <text:p>Обратні обрахунки</text:p>
          </table:table-cell>
          <table:covered-table-cell table:number-columns-repeated="3" table:style-name="Default"/>
          <table:covered-table-cell/>
          <table:table-cell table:style-name="ce1" office:value-type="string" table:number-columns-spanned="4" table:number-rows-spanned="1">
            <text:p>дивитися на час, він обраховується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2" office:value-type="string">
            <text:p>t</text:p>
          </table:table-cell>
          <table:table-cell table:style-name="ce2" office:value-type="string">
            <text:p>kR</text:p>
          </table:table-cell>
          <table:table-cell table:style-name="ce2" office:value-type="string">
            <text:p>R</text:p>
          </table:table-cell>
          <table:table-cell table:style-name="ce2" office:value-type="string">
            <text:p>ln(R)</text:p>
          </table:table-cell>
          <table:table-cell/>
          <table:table-cell>
            <draw:frame table:end-cell-address="Лист1.M69" table:end-x="0.264cm" table:end-y="0.385cm" draw:z-index="1" draw:style-name="gr1" draw:text-style-name="P1" svg:width="11.718cm" svg:height="8.999cm" svg:x="0.074cm" svg:y="0.418cm">
              <draw:object draw:notify-on-update-of-ranges="Лист1.A50:Лист1.A78 Лист1.B50:Лист1.B7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 ROUND((1 / ([.$B$47] + [.$B$46] * [.D50] + [.$B$45] * [.D50] * [.D50] * [.D50] )) - 273.15;0)" office:value-type="float" office:value="-30">
            <text:p>-30</text:p>
          </table:table-cell>
          <table:table-cell office:value-type="float" office:value="181.7">
            <text:p>181,7</text:p>
          </table:table-cell>
          <table:table-cell table:formula="of:=[.B50]*1000" office:value-type="float" office:value="181700">
            <text:p>181700</text:p>
          </table:table-cell>
          <table:table-cell table:style-name="ce5" table:formula="of:=LN([.C50])" office:value-type="float" office:value="12.1101122543843">
            <text:p>12,1101122544</text:p>
          </table:table-cell>
          <table:table-cell table:number-columns-repeated="7"/>
        </table:table-row>
        <table:table-row table:style-name="ro1">
          <table:table-cell table:formula="of:= ROUND((1 / ([.$B$47] + [.$B$46] * [.D51] + [.$B$45] * [.D51] * [.D51] * [.D51] )) - 273.15;0)" office:value-type="float" office:value="-25">
            <text:p>-25</text:p>
          </table:table-cell>
          <table:table-cell office:value-type="float" office:value="133.3">
            <text:p>133,3</text:p>
          </table:table-cell>
          <table:table-cell table:formula="of:=[.B51]*1000" office:value-type="float" office:value="133300">
            <text:p>133300</text:p>
          </table:table-cell>
          <table:table-cell table:style-name="ce5" table:formula="of:=LN([.C51])" office:value-type="float" office:value="11.8003575061668">
            <text:p>11,8003575062</text:p>
          </table:table-cell>
          <table:table-cell table:number-columns-repeated="7"/>
        </table:table-row>
        <table:table-row table:style-name="ro1">
          <table:table-cell table:formula="of:= ROUND((1 / ([.$B$47] + [.$B$46] * [.D52] + [.$B$45] * [.D52] * [.D52] * [.D52] )) - 273.15;0)" office:value-type="float" office:value="-20">
            <text:p>-20</text:p>
          </table:table-cell>
          <table:table-cell office:value-type="float" office:value="98.88">
            <text:p>98,88</text:p>
          </table:table-cell>
          <table:table-cell table:formula="of:=[.B52]*1000" office:value-type="float" office:value="98880">
            <text:p>98880</text:p>
          </table:table-cell>
          <table:table-cell table:style-name="ce5" table:formula="of:=LN([.C52])" office:value-type="float" office:value="11.5016622726915">
            <text:p>11,5016622727</text:p>
          </table:table-cell>
          <table:table-cell table:number-columns-repeated="7"/>
        </table:table-row>
        <table:table-row table:style-name="ro1">
          <table:table-cell table:formula="of:= ROUND((1 / ([.$B$47] + [.$B$46] * [.D53] + [.$B$45] * [.D53] * [.D53] * [.D53] )) - 273.15;0)" office:value-type="float" office:value="-15">
            <text:p>-15</text:p>
          </table:table-cell>
          <table:table-cell office:value-type="float" office:value="74.1">
            <text:p>74,1</text:p>
          </table:table-cell>
          <table:table-cell table:formula="of:=[.B53]*1000" office:value-type="float" office:value="74100">
            <text:p>74100</text:p>
          </table:table-cell>
          <table:table-cell table:style-name="ce5" table:formula="of:=LN([.C53])" office:value-type="float" office:value="11.2131708112842">
            <text:p>11,2131708113</text:p>
          </table:table-cell>
          <table:table-cell table:number-columns-repeated="7"/>
        </table:table-row>
        <table:table-row table:style-name="ro1">
          <table:table-cell table:formula="of:= ROUND((1 / ([.$B$47] + [.$B$46] * [.D54] + [.$B$45] * [.D54] * [.D54] * [.D54] )) - 273.15;0)" office:value-type="float" office:value="-10">
            <text:p>-10</text:p>
          </table:table-cell>
          <table:table-cell office:value-type="float" office:value="56.06">
            <text:p>56,06</text:p>
          </table:table-cell>
          <table:table-cell table:formula="of:=[.B54]*1000" office:value-type="float" office:value="56060">
            <text:p>56060</text:p>
          </table:table-cell>
          <table:table-cell table:style-name="ce5" table:formula="of:=LN([.C54])" office:value-type="float" office:value="10.9341778247188">
            <text:p>10,9341778247</text:p>
          </table:table-cell>
          <table:table-cell table:number-columns-repeated="7"/>
        </table:table-row>
        <table:table-row table:style-name="ro1">
          <table:table-cell table:formula="of:= ROUND((1 / ([.$B$47] + [.$B$46] * [.D55] + [.$B$45] * [.D55] * [.D55] * [.D55] )) - 273.15;0)" office:value-type="float" office:value="-5">
            <text:p>-5</text:p>
          </table:table-cell>
          <table:table-cell office:value-type="float" office:value="42.8">
            <text:p>42,8</text:p>
          </table:table-cell>
          <table:table-cell table:formula="of:=[.B55]*1000" office:value-type="float" office:value="42800">
            <text:p>42800</text:p>
          </table:table-cell>
          <table:table-cell table:style-name="ce5" table:formula="of:=LN([.C55])" office:value-type="float" office:value="10.6642933815699">
            <text:p>10,6642933816</text:p>
          </table:table-cell>
          <table:table-cell table:number-columns-repeated="7"/>
        </table:table-row>
        <table:table-row table:style-name="ro1">
          <table:table-cell table:formula="of:= ROUND((1 / ([.$B$47] + [.$B$46] * [.D56] + [.$B$45] * [.D56] * [.D56] * [.D56] )) - 273.15;0)" office:value-type="float" office:value="-20">
            <office:annotation draw:style-name="gr6" draw:text-style-name="P2" svg:width="2.899cm" svg:height="4.546cm" svg:x="2.534cm" svg:y="23.338cm" draw:caption-point-x="-0.61cm" draw:caption-point-y="1.511cm">
              <dc:date>2023-07-22T00:00:00</dc:date>
              <text:p text:style-name="P2">Як можна побачити по графіку, 0 градусів це теж саме що -20 градусів. Так що формула обраховує все правильно, це терморезистор є з дифектом</text:p>
            </office:annotation>
            <text:p>-20</text:p>
          </table:table-cell>
          <table:table-cell office:value-type="float" office:value="98.96">
            <text:p>98,96</text:p>
          </table:table-cell>
          <table:table-cell table:formula="of:=[.B56]*1000" office:value-type="float" office:value="98960">
            <text:p>98960</text:p>
          </table:table-cell>
          <table:table-cell table:style-name="ce5" table:formula="of:=LN([.C56])" office:value-type="float" office:value="11.5024710070664">
            <text:p>11,5024710071</text:p>
          </table:table-cell>
          <table:table-cell table:number-columns-repeated="7"/>
        </table:table-row>
        <table:table-row table:style-name="ro1">
          <table:table-cell table:formula="of:= ROUND((1 / ([.$B$47] + [.$B$46] * [.D57] + [.$B$45] * [.D57] * [.D57] * [.D57] )) - 273.15;0)" office:value-type="float" office:value="5">
            <text:p>5</text:p>
          </table:table-cell>
          <table:table-cell office:value-type="float" office:value="25.58">
            <text:p>25,58</text:p>
          </table:table-cell>
          <table:table-cell table:formula="of:=[.B57]*1000" office:value-type="float" office:value="25580">
            <text:p>25580</text:p>
          </table:table-cell>
          <table:table-cell table:style-name="ce5" table:formula="of:=LN([.C57])" office:value-type="float" office:value="10.1495660751328">
            <text:p>10,1495660751</text:p>
          </table:table-cell>
          <table:table-cell table:number-columns-repeated="7"/>
        </table:table-row>
        <table:table-row table:style-name="ro1">
          <table:table-cell table:formula="of:= ROUND((1 / ([.$B$47] + [.$B$46] * [.D58] + [.$B$45] * [.D58] * [.D58] * [.D58] )) - 273.15;0)"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58]*1000" office:value-type="float" office:value="20000">
            <text:p>20000</text:p>
          </table:table-cell>
          <table:table-cell table:style-name="ce5" table:formula="of:=LN([.C58])" office:value-type="float" office:value="9.90348755253613">
            <text:p>9,9034875525</text:p>
          </table:table-cell>
          <table:table-cell table:number-columns-repeated="7"/>
        </table:table-row>
        <table:table-row table:style-name="ro1">
          <table:table-cell table:formula="of:= ROUND((1 / ([.$B$47] + [.$B$46] * [.D59] + [.$B$45] * [.D59] * [.D59] * [.D59] )) - 273.15;0)" office:value-type="float" office:value="15">
            <text:p>15</text:p>
          </table:table-cell>
          <table:table-cell office:value-type="float" office:value="15.76">
            <text:p>15,76</text:p>
          </table:table-cell>
          <table:table-cell table:formula="of:=[.B59]*1000" office:value-type="float" office:value="15760">
            <text:p>15760</text:p>
          </table:table-cell>
          <table:table-cell table:style-name="ce5" table:formula="of:=LN([.C59])" office:value-type="float" office:value="9.66523036341187">
            <text:p>9,6652303634</text:p>
          </table:table-cell>
          <table:table-cell table:number-columns-repeated="7"/>
        </table:table-row>
        <table:table-row table:style-name="ro1">
          <table:table-cell table:formula="of:= ROUND((1 / ([.$B$47] + [.$B$46] * [.D60] + [.$B$45] * [.D60] * [.D60] * [.D60] )) - 273.15;0)" office:value-type="float" office:value="20">
            <text:p>20</text:p>
          </table:table-cell>
          <table:table-cell office:value-type="float" office:value="12.51">
            <text:p>12,51</text:p>
          </table:table-cell>
          <table:table-cell table:formula="of:=[.B60]*1000" office:value-type="float" office:value="12510">
            <text:p>12510</text:p>
          </table:table-cell>
          <table:table-cell table:style-name="ce5" table:formula="of:=LN([.C60])" office:value-type="float" office:value="9.43428360346096">
            <text:p>9,4342836035</text:p>
          </table:table-cell>
          <table:table-cell table:number-columns-repeated="7"/>
        </table:table-row>
        <table:table-row table:style-name="ro1">
          <table:table-cell table:formula="of:= ROUND((1 / ([.$B$47] + [.$B$46] * [.D61] + [.$B$45] * [.D61] * [.D61] * [.D61] )) - 273.15;0)"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[.B61]*1000" office:value-type="float" office:value="10000">
            <text:p>10000</text:p>
          </table:table-cell>
          <table:table-cell table:style-name="ce5" table:formula="of:=LN([.C61])" office:value-type="float" office:value="9.21034037197618">
            <text:p>9,210340372</text:p>
          </table:table-cell>
          <table:table-cell table:number-columns-repeated="7"/>
        </table:table-row>
        <table:table-row table:style-name="ro1">
          <table:table-cell table:formula="of:= ROUND((1 / ([.$B$47] + [.$B$46] * [.D62] + [.$B$45] * [.D62] * [.D62] * [.D62] )) - 273.15;0)" office:value-type="float" office:value="30">
            <text:p>30</text:p>
          </table:table-cell>
          <table:table-cell office:value-type="float" office:value="8.048">
            <text:p>8,048</text:p>
          </table:table-cell>
          <table:table-cell table:formula="of:=[.B62]*1000" office:value-type="float" office:value="8048">
            <text:p>8048</text:p>
          </table:table-cell>
          <table:table-cell table:style-name="ce5" table:formula="of:=LN([.C62])" office:value-type="float" office:value="8.99317889233952">
            <text:p>8,9931788923</text:p>
          </table:table-cell>
          <table:table-cell table:number-columns-repeated="7"/>
        </table:table-row>
        <table:table-row table:style-name="ro1">
          <table:table-cell table:formula="of:= ROUND((1 / ([.$B$47] + [.$B$46] * [.D63] + [.$B$45] * [.D63] * [.D63] * [.D63] )) - 273.15;0)" office:value-type="float" office:value="35">
            <text:p>35</text:p>
          </table:table-cell>
          <table:table-cell office:value-type="float" office:value="6.518">
            <text:p>6,518</text:p>
          </table:table-cell>
          <table:table-cell table:formula="of:=[.B63]*1000" office:value-type="float" office:value="6518">
            <text:p>6518</text:p>
          </table:table-cell>
          <table:table-cell table:style-name="ce5" table:formula="of:=LN([.C63])" office:value-type="float" office:value="8.78232285939751">
            <text:p>8,7823228594</text:p>
          </table:table-cell>
          <table:table-cell table:number-columns-repeated="7"/>
        </table:table-row>
        <table:table-row table:style-name="ro1">
          <table:table-cell table:formula="of:= ROUND((1 / ([.$B$47] + [.$B$46] * [.D64] + [.$B$45] * [.D64] * [.D64] * [.D64] )) - 273.15;0)" office:value-type="float" office:value="40">
            <text:p>40</text:p>
          </table:table-cell>
          <table:table-cell office:value-type="float" office:value="5.312">
            <text:p>5,312</text:p>
          </table:table-cell>
          <table:table-cell table:formula="of:=[.B64]*1000" office:value-type="float" office:value="5312">
            <text:p>5312</text:p>
          </table:table-cell>
          <table:table-cell table:style-name="ce5" table:formula="of:=LN([.C64])" office:value-type="float" office:value="8.57772369115627">
            <text:p>8,5777236912</text:p>
          </table:table-cell>
          <table:table-cell table:number-columns-repeated="7"/>
        </table:table-row>
        <table:table-row table:style-name="ro1">
          <table:table-cell table:formula="of:= ROUND((1 / ([.$B$47] + [.$B$46] * [.D65] + [.$B$45] * [.D65] * [.D65] * [.D65] )) - 273.15;0)" office:value-type="float" office:value="45">
            <text:p>45</text:p>
          </table:table-cell>
          <table:table-cell office:value-type="float" office:value="4.354">
            <text:p>4,354</text:p>
          </table:table-cell>
          <table:table-cell table:formula="of:=[.B65]*1000" office:value-type="float" office:value="4354">
            <text:p>4354</text:p>
          </table:table-cell>
          <table:table-cell table:style-name="ce5" table:formula="of:=LN([.C65])" office:value-type="float" office:value="8.37885024179449">
            <text:p>8,3788502418</text:p>
          </table:table-cell>
          <table:table-cell table:number-columns-repeated="7"/>
        </table:table-row>
        <table:table-row table:style-name="ro1">
          <table:table-cell table:formula="of:= ROUND((1 / ([.$B$47] + [.$B$46] * [.D66] + [.$B$45] * [.D66] * [.D66] * [.D66] )) - 273.15;0)" office:value-type="float" office:value="50">
            <text:p>50</text:p>
          </table:table-cell>
          <table:table-cell office:value-type="float" office:value="3.588">
            <text:p>3,588</text:p>
          </table:table-cell>
          <table:table-cell table:formula="of:=[.B66]*1000" office:value-type="float" office:value="3588">
            <text:p>3588</text:p>
          </table:table-cell>
          <table:table-cell table:style-name="ce5" table:formula="of:=LN([.C66])" office:value-type="float" office:value="8.18535022317869">
            <text:p>8,1853502232</text:p>
          </table:table-cell>
          <table:table-cell table:number-columns-repeated="7"/>
        </table:table-row>
        <table:table-row table:style-name="ro1">
          <table:table-cell table:formula="of:= ROUND((1 / ([.$B$47] + [.$B$46] * [.D67] + [.$B$45] * [.D67] * [.D67] * [.D67] )) - 273.15;0)" office:value-type="float" office:value="55">
            <text:p>55</text:p>
          </table:table-cell>
          <table:table-cell office:value-type="float" office:value="2.974">
            <text:p>2,974</text:p>
          </table:table-cell>
          <table:table-cell table:formula="of:=[.B67]*1000" office:value-type="float" office:value="2974">
            <text:p>2974</text:p>
          </table:table-cell>
          <table:table-cell table:style-name="ce5" table:formula="of:=LN([.C67])" office:value-type="float" office:value="7.9976631270201">
            <text:p>7,997663127</text:p>
          </table:table-cell>
          <table:table-cell table:number-columns-repeated="7"/>
        </table:table-row>
        <table:table-row table:style-name="ro1">
          <table:table-cell table:formula="of:= ROUND((1 / ([.$B$47] + [.$B$46] * [.D68] + [.$B$45] * [.D68] * [.D68] * [.D68] )) - 273.15;0)" office:value-type="float" office:value="60">
            <text:p>60</text:p>
          </table:table-cell>
          <table:table-cell office:value-type="float" office:value="2.476">
            <text:p>2,476</text:p>
          </table:table-cell>
          <table:table-cell table:formula="of:=[.B68]*1000" office:value-type="float" office:value="2476">
            <text:p>2476</text:p>
          </table:table-cell>
          <table:table-cell table:style-name="ce5" table:formula="of:=LN([.C68])" office:value-type="float" office:value="7.81439963380449">
            <text:p>7,8143996338</text:p>
          </table:table-cell>
          <table:table-cell table:number-columns-repeated="7"/>
        </table:table-row>
        <table:table-row table:style-name="ro1">
          <table:table-cell table:formula="of:= ROUND((1 / ([.$B$47] + [.$B$46] * [.D69] + [.$B$45] * [.D69] * [.D69] * [.D69] )) - 273.15;0)" office:value-type="float" office:value="65">
            <text:p>65</text:p>
          </table:table-cell>
          <table:table-cell office:value-type="float" office:value="2.072">
            <text:p>2,072</text:p>
          </table:table-cell>
          <table:table-cell table:formula="of:=[.B69]*1000" office:value-type="float" office:value="2072">
            <text:p>2072</text:p>
          </table:table-cell>
          <table:table-cell table:style-name="ce5" table:formula="of:=LN([.C69])" office:value-type="float" office:value="7.63626960337937">
            <text:p>7,6362696034</text:p>
          </table:table-cell>
          <table:table-cell table:number-columns-repeated="7"/>
        </table:table-row>
        <table:table-row table:style-name="ro1">
          <table:table-cell table:formula="of:= ROUND((1 / ([.$B$47] + [.$B$46] * [.D70] + [.$B$45] * [.D70] * [.D70] * [.D70] )) - 273.15;0)" office:value-type="float" office:value="70">
            <text:p>70</text:p>
          </table:table-cell>
          <table:table-cell office:value-type="float" office:value="1.743">
            <text:p>1,743</text:p>
          </table:table-cell>
          <table:table-cell table:formula="of:=[.B70]*1000" office:value-type="float" office:value="1743">
            <text:p>1743</text:p>
          </table:table-cell>
          <table:table-cell table:style-name="ce5" table:formula="of:=LN([.C70])" office:value-type="float" office:value="7.46336304552002">
            <text:p>7,4633630455</text:p>
          </table:table-cell>
          <table:table-cell table:number-columns-repeated="7"/>
        </table:table-row>
        <table:table-row table:style-name="ro1">
          <table:table-cell table:formula="of:= ROUND((1 / ([.$B$47] + [.$B$46] * [.D71] + [.$B$45] * [.D71] * [.D71] * [.D71] )) - 273.15;0)" office:value-type="float" office:value="75">
            <text:p>75</text:p>
          </table:table-cell>
          <table:table-cell office:value-type="float" office:value="1.473">
            <text:p>1,473</text:p>
          </table:table-cell>
          <table:table-cell table:formula="of:=[.B71]*1000" office:value-type="float" office:value="1473">
            <text:p>1473</text:p>
          </table:table-cell>
          <table:table-cell table:style-name="ce5" table:formula="of:=LN([.C71])" office:value-type="float" office:value="7.29505641646263">
            <text:p>7,2950564165</text:p>
          </table:table-cell>
          <table:table-cell table:number-columns-repeated="7"/>
        </table:table-row>
        <table:table-row table:style-name="ro1">
          <table:table-cell table:formula="of:= ROUND((1 / ([.$B$47] + [.$B$46] * [.D72] + [.$B$45] * [.D72] * [.D72] * [.D72] )) - 273.15;0)" office:value-type="float" office:value="80">
            <text:p>80</text:p>
          </table:table-cell>
          <table:table-cell office:value-type="float" office:value="1.25">
            <text:p>1,25</text:p>
          </table:table-cell>
          <table:table-cell table:formula="of:=[.B72]*1000" office:value-type="float" office:value="1250">
            <text:p>1250</text:p>
          </table:table-cell>
          <table:table-cell table:style-name="ce5" table:formula="of:=LN([.C72])" office:value-type="float" office:value="7.13089883029635">
            <text:p>7,1308988303</text:p>
          </table:table-cell>
          <table:table-cell table:number-columns-repeated="7"/>
        </table:table-row>
        <table:table-row table:style-name="ro1">
          <table:table-cell table:formula="of:= ROUND((1 / ([.$B$47] + [.$B$46] * [.D73] + [.$B$45] * [.D73] * [.D73] * [.D73] )) - 273.15;0)" office:value-type="float" office:value="85">
            <text:p>85</text:p>
          </table:table-cell>
          <table:table-cell office:value-type="float" office:value="1.065">
            <text:p>1,065</text:p>
          </table:table-cell>
          <table:table-cell table:formula="of:=[.B73]*1000" office:value-type="float" office:value="1065">
            <text:p>1065</text:p>
          </table:table-cell>
          <table:table-cell table:style-name="ce5" table:formula="of:=LN([.C73])" office:value-type="float" office:value="6.97073007814353">
            <text:p>6,9707300781</text:p>
          </table:table-cell>
          <table:table-cell table:number-columns-repeated="7"/>
        </table:table-row>
        <table:table-row table:style-name="ro1">
          <table:table-cell table:formula="of:= ROUND((1 / ([.$B$47] + [.$B$46] * [.D74] + [.$B$45] * [.D74] * [.D74] * [.D74] )) - 273.15;0)" office:value-type="float" office:value="90">
            <text:p>90</text:p>
          </table:table-cell>
          <table:table-cell office:value-type="float" office:value="0.911">
            <text:p>0,911</text:p>
          </table:table-cell>
          <table:table-cell table:formula="of:=[.B74]*1000" office:value-type="float" office:value="911">
            <text:p>911</text:p>
          </table:table-cell>
          <table:table-cell table:style-name="ce5" table:formula="of:=LN([.C74])" office:value-type="float" office:value="6.81454289725996">
            <text:p>6,8145428973</text:p>
          </table:table-cell>
          <table:table-cell table:number-columns-repeated="7"/>
        </table:table-row>
        <table:table-row table:style-name="ro1">
          <table:table-cell table:formula="of:= ROUND((1 / ([.$B$47] + [.$B$46] * [.D75] + [.$B$45] * [.D75] * [.D75] * [.D75] )) - 273.15;0)" office:value-type="float" office:value="95">
            <text:p>95</text:p>
          </table:table-cell>
          <table:table-cell office:value-type="float" office:value="0.7824">
            <text:p>0,7824</text:p>
          </table:table-cell>
          <table:table-cell table:formula="of:=[.B75]*1000" office:value-type="float" office:value="782.4">
            <text:p>782,4</text:p>
          </table:table-cell>
          <table:table-cell table:style-name="ce5" table:formula="of:=LN([.C75])" office:value-type="float" office:value="6.66236611872061">
            <text:p>6,6623661187</text:p>
          </table:table-cell>
          <table:table-cell table:number-columns-repeated="7"/>
        </table:table-row>
        <table:table-row table:style-name="ro1">
          <table:table-cell table:formula="of:= ROUND((1 / ([.$B$47] + [.$B$46] * [.D76] + [.$B$45] * [.D76] * [.D76] * [.D76] )) - 273.15;0)" office:value-type="float" office:value="100">
            <text:p>100</text:p>
          </table:table-cell>
          <table:table-cell office:value-type="float" office:value="0.6744">
            <text:p>0,6744</text:p>
          </table:table-cell>
          <table:table-cell table:formula="of:=[.B76]*1000" office:value-type="float" office:value="674.4">
            <text:p>674,4</text:p>
          </table:table-cell>
          <table:table-cell table:style-name="ce5" table:formula="of:=LN([.C76])" office:value-type="float" office:value="6.51382340668765">
            <text:p>6,5138234067</text:p>
          </table:table-cell>
          <table:table-cell table:number-columns-repeated="7"/>
        </table:table-row>
        <table:table-row table:style-name="ro1">
          <table:table-cell table:formula="of:= ROUND((1 / ([.$B$47] + [.$B$46] * [.D77] + [.$B$45] * [.D77] * [.D77] * [.D77] )) - 273.15;0)" office:value-type="float" office:value="105">
            <text:p>105</text:p>
          </table:table-cell>
          <table:table-cell office:value-type="float" office:value="0.5836">
            <text:p>0,5836</text:p>
          </table:table-cell>
          <table:table-cell table:formula="of:=[.B77]*1000" office:value-type="float" office:value="583.6">
            <text:p>583,6</text:p>
          </table:table-cell>
          <table:table-cell table:style-name="ce5" table:formula="of:=LN([.C77])" office:value-type="float" office:value="6.36921581664863">
            <text:p>6,3692158166</text:p>
          </table:table-cell>
          <table:table-cell table:number-columns-repeated="7"/>
        </table:table-row>
        <table:table-row table:style-name="ro1">
          <table:table-cell table:formula="of:= ROUND((1 / ([.$B$47] + [.$B$46] * [.D78] + [.$B$45] * [.D78] * [.D78] * [.D78] )) - 273.15;0)" office:value-type="float" office:value="110">
            <text:p>110</text:p>
          </table:table-cell>
          <table:table-cell office:value-type="float" office:value="0.5066">
            <text:p>0,5066</text:p>
          </table:table-cell>
          <table:table-cell table:formula="of:=[.B78]*1000" office:value-type="float" office:value="506.6">
            <text:p>506,6</text:p>
          </table:table-cell>
          <table:table-cell table:style-name="ce5" table:formula="of:=LN([.C78])" office:value-type="float" office:value="6.22772173756758">
            <text:p>6,2277217376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" office:value-type="string" table:number-columns-spanned="5" table:number-rows-spanned="1">
            <text:p>Схема включення терморезистора</text:p>
          </table:table-cell>
          <table:covered-table-cell table:number-columns-repeated="3" table:style-name="ce10"/>
          <table:covered-table-cell/>
        </table:table-row>
        <table:table-row table:style-name="ro1">
          <table:table-cell table:style-name="ce1" office:value-type="string" table:number-columns-spanned="5" table:number-rows-spanned="1">
            <text:p>Табличний метод обрахунку температури</text:p>
          </table:table-cell>
          <table:covered-table-cell table:number-columns-repeated="3" table:style-name="Default"/>
          <table:covered-table-cell/>
          <table:table-cell table:number-columns-repeated="6"/>
        </table:table-row>
        <table:table-row table:style-name="ro1">
          <table:table-cell table:style-name="ce2" office:value-type="string" table:number-columns-spanned="5" table:number-rows-spanned="1">
            <text:p>ADC</text:p>
          </table:table-cell>
          <table:covered-table-cell table:number-columns-repeated="4" table:style-name="ce5"/>
          <table:table-cell/>
          <table:table-cell table:style-name="ce9" office:value-type="string" table:number-columns-spanned="2" table:number-rows-spanned="2">
            <office:annotation draw:style-name="gr7" draw:text-style-name="P2" svg:width="2.899cm" svg:height="0.669cm" svg:x="14.44cm" svg:y="34.63cm" draw:caption-point-x="-0.61cm" draw:caption-point-y="1.511cm">
              <dc:date>2023-07-22T00:00:00</dc:date>
              <text:p text:style-name="P2">Vcc</text:p>
            </office:annotation>
            <text:p>+</text:p>
          </table:table-cell>
          <table:covered-table-cell/>
          <table:table-cell table:number-columns-repeated="3"/>
        </table:table-row>
        <table:table-row table:style-name="ro1">
          <table:table-cell table:style-name="ce2" office:value-type="string">
            <text:p>t</text:p>
          </table:table-cell>
          <table:table-cell table:style-name="ce2" office:value-type="string">
            <text:p>kR2</text:p>
          </table:table-cell>
          <table:table-cell table:style-name="ce2" office:value-type="string">
            <office:annotation draw:style-name="gr4" draw:text-style-name="P2" svg:width="2.899cm" svg:height="2.176cm" svg:x="6.671cm" svg:y="35.08cm" draw:caption-point-x="-0.61cm" draw:caption-point-y="1.511cm">
              <dc:date>2023-07-22T00:00:00</dc:date>
              <text:p text:style-name="P2">Напруга на резисторі R2 (терморезистор) дільника напруги</text:p>
            </office:annotation>
            <text:p>Vin</text:p>
          </table:table-cell>
          <table:table-cell table:style-name="ce2" office:value-type="string">
            <office:annotation draw:style-name="gr2" draw:text-style-name="P2" svg:width="2.899cm" svg:height="1.386cm" svg:x="8.929cm" svg:y="35.08cm" draw:caption-point-x="-0.61cm" draw:caption-point-y="1.511cm">
              <dc:date>2023-07-22T00:00:00</dc:date>
              <text:p text:style-name="P2">Отриманий ADC після вимірювань</text:p>
            </office:annotation>
            <text:p>ADC</text:p>
          </table:table-cell>
          <table:table-cell table:style-name="ce2" office:value-type="string">
            <office:annotation draw:style-name="gr8" draw:text-style-name="P2" svg:width="2.899cm" svg:height="2.571cm" svg:x="11.187cm" svg:y="35.08cm" draw:caption-point-x="-0.61cm" draw:caption-point-y="1.511cm">
              <dc:date>2023-07-22T00:00:00</dc:date>
              <text:p text:style-name="P2">Опорна напруга, я взяв напруву з Vcc, тобто це напруга основного входу</text:p>
            </office:annotation>
            <text:p>ADC Vref</text:p>
          </table:table-cell>
          <table:table-cell/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61]" office:value-type="float" office:value="10">
            <text:p>10</text:p>
          </table:table-cell>
          <table:table-cell table:style-name="ce3" table:formula="of:=([.$E$86] / ([.$E$89] + [.B83] * 1000)) * [.B83] * 1000" office:value-type="float" office:value="2.5">
            <text:p>2,5</text:p>
          </table:table-cell>
          <table:table-cell table:formula="of:=ROUND([.C83]*1024 / [.$E$83]; 0)" office:value-type="float" office:value="512">
            <text:p>512</text:p>
          </table:table-cell>
          <table:table-cell table:style-name="ce6" office:value-type="float" office:value="5">
            <text:p>5</text:p>
          </table:table-cell>
          <table:table-cell table:number-columns-repeated="2"/>
          <table:table-cell table:style-name="ce11"/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[.B63]" office:value-type="float" office:value="6.518">
            <text:p>6,518</text:p>
          </table:table-cell>
          <table:table-cell table:style-name="ce3" table:formula="of:=([.$E$86] / ([.$E$89] + [.B84] * 1000)) * [.B84] * 1000" office:value-type="float" office:value="1.97299915243976">
            <text:p>1,9729991524</text:p>
          </table:table-cell>
          <table:table-cell table:formula="of:=ROUND([.C84]*1024 / [.$E$83]; 0)" office:value-type="float" office:value="404">
            <text:p>404</text:p>
          </table:table-cell>
          <table:table-cell table:style-name="ce7"/>
          <table:table-cell/>
          <table:table-cell table:style-name="ce3" office:value-type="string" table:number-columns-spanned="2" table:number-rows-spanned="4">
            <office:annotation draw:style-name="gr2" draw:text-style-name="P2" svg:width="2.899cm" svg:height="1.386cm" svg:x="14.44cm" svg:y="35.983cm" draw:caption-point-x="-0.61cm" draw:caption-point-y="1.511cm">
              <dc:date>2023-07-22T00:00:00</dc:date>
              <text:p text:style-name="P2">Постійний резистор, я беру 10кОм</text:p>
            </office:annotation>
            <text:p>R1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formula="of:=[.B65]" office:value-type="float" office:value="4.354">
            <text:p>4,354</text:p>
          </table:table-cell>
          <table:table-cell table:style-name="ce3" table:formula="of:=([.$E$86] / ([.$E$89] + [.B85] * 1000)) * [.B85] * 1000" office:value-type="float" office:value="1.51665041103525">
            <text:p>1,516650411</text:p>
          </table:table-cell>
          <table:table-cell table:formula="of:=ROUND([.C85]*1024 / [.$E$83]; 0)" office:value-type="float" office:value="311">
            <text:p>311</text:p>
          </table:table-cell>
          <table:table-cell table:style-name="ce2" office:value-type="string">
            <text:p>Vcc</text:p>
          </table:table-cell>
          <table:table-cell/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formula="of:=[.B67]" office:value-type="float" office:value="2.974">
            <text:p>2,974</text:p>
          </table:table-cell>
          <table:table-cell table:style-name="ce3" table:formula="of:=([.$E$86] / ([.$E$89] + [.B86] * 1000)) * [.B86] * 1000" office:value-type="float" office:value="1.14613843070757">
            <text:p>1,1461384307</text:p>
          </table:table-cell>
          <table:table-cell table:formula="of:=ROUND([.C86]*1024 / [.$E$83]; 0)" office:value-type="float" office:value="235">
            <text:p>235</text:p>
          </table:table-cell>
          <table:table-cell table:style-name="ce3" office:value-type="float" office:value="5">
            <text:p>5</text:p>
          </table:table-cell>
          <table:table-cell/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formula="of:=[.B69]" office:value-type="float" office:value="2.072">
            <text:p>2,072</text:p>
          </table:table-cell>
          <table:table-cell table:style-name="ce3" table:formula="of:=([.$E$86] / ([.$E$89] + [.B87] * 1000)) * [.B87] * 1000" office:value-type="float" office:value="0.85818422796554">
            <text:p>0,858184228</text:p>
          </table:table-cell>
          <table:table-cell table:formula="of:=ROUND([.C87]*1024 / [.$E$83]; 0)" office:value-type="float" office:value="176">
            <text:p>176</text:p>
          </table:table-cell>
          <table:table-cell table:style-name="ce7"/>
          <table:table-cell/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table:formula="of:=[.B71]" office:value-type="float" office:value="1.473">
            <text:p>1,473</text:p>
          </table:table-cell>
          <table:table-cell table:style-name="ce3" table:formula="of:=([.$E$86] / ([.$E$89] + [.B88] * 1000)) * [.B88] * 1000" office:value-type="float" office:value="0.641941950666783">
            <text:p>0,6419419507</text:p>
          </table:table-cell>
          <table:table-cell table:formula="of:=ROUND([.C88]*1024 / [.$E$83]; 0)" office:value-type="float" office:value="131">
            <text:p>131</text:p>
          </table:table-cell>
          <table:table-cell table:style-name="ce2" office:value-type="string">
            <text:p>R1</text:p>
          </table:table-cell>
          <table:table-cell table:number-columns-repeated="2"/>
          <table:table-cell table:style-name="ce11"/>
          <table:table-cell table:style-name="ce13"/>
          <table:table-cell table:style-name="ce14" office:value-type="string" table:number-columns-spanned="1" table:number-rows-spanned="2">
            <office:annotation draw:style-name="gr7" draw:text-style-name="P2" svg:width="2.899cm" svg:height="0.991cm" svg:x="17.471cm" svg:y="37.791cm" draw:caption-point-x="-0.61cm" draw:caption-point-y="1.511cm">
              <dc:date>2023-07-22T00:00:00</dc:date>
              <text:p text:style-name="P2">Напргуна на резисторі R2</text:p>
            </office:annotation>
            <text:p>Vin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[.B73]" office:value-type="float" office:value="1.065">
            <text:p>1,065</text:p>
          </table:table-cell>
          <table:table-cell table:style-name="ce3" table:formula="of:=([.$E$86] / ([.$E$89] + [.B89] * 1000)) * [.B89] * 1000" office:value-type="float" office:value="0.481247175779485">
            <text:p>0,4812471758</text:p>
          </table:table-cell>
          <table:table-cell table:formula="of:=ROUND([.C89]*1024 / [.$E$83]; 0)" office:value-type="float" office:value="99">
            <text:p>99</text:p>
          </table:table-cell>
          <table:table-cell table:style-name="ce6" office:value-type="float" office:value="10000">
            <text:p>10000</text:p>
          </table:table-cell>
          <table:table-cell table:number-columns-repeated="2"/>
          <table:table-cell table:style-name="ce12"/>
          <table:table-cell/>
          <table:covered-table-cell/>
          <table:table-cell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ce3" office:value-type="string" table:number-columns-spanned="2" table:number-rows-spanned="4">
            <office:annotation draw:style-name="gr4" draw:text-style-name="P2" svg:width="2.899cm" svg:height="2.176cm" svg:x="14.44cm" svg:y="38.693cm" draw:caption-point-x="-0.61cm" draw:caption-point-y="1.511cm">
              <dc:date>2023-07-22T00:00:00</dc:date>
              <text:p text:style-name="P2">Терморезистор, по datasheet дивитися як змінюється опір від температури</text:p>
            </office:annotation>
            <text:p>R2</text:p>
          </table:table-cell>
          <table:covered-table-cell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covered-table-cell table:number-columns-repeated="2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covered-table-cell table:number-columns-repeated="2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covered-table-cell table:number-columns-repeated="2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1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9" office:value-type="string" table:number-columns-spanned="2" table:number-rows-spanned="2">
            <office:annotation draw:style-name="gr7" draw:text-style-name="P2" svg:width="2.899cm" svg:height="0.669cm" svg:x="14.44cm" svg:y="40.998cm" draw:caption-point-x="-0.61cm" draw:caption-point-y="1.511cm">
              <dc:date>2023-07-22T00:00:00</dc:date>
              <text:p text:style-name="P2">GND</text:p>
            </office:annotation>
            <text:p>-</text:p>
          </table:table-cell>
          <table:covered-table-cell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covered-table-cell table:number-columns-repeated="2"/>
          <table:table-cell table:number-columns-repeated="3"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uk" fo:country="U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2">22/07/2023</text:date>, <text:time>16:54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1T10:48:44.83</meta:creation-date>
    <dc:date>2023-07-22T16:54:43.86</dc:date>
    <meta:editing-duration>PT3H37M45S</meta:editing-duration>
    <meta:editing-cycles>6</meta:editing-cycles>
    <meta:generator>OpenOffice/4.1.14$Win32 OpenOffice.org_project/4114m1$Build-9811</meta:generator>
    <meta:document-statistic meta:table-count="3" meta:cell-count="3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19cm" svg:height="9cm" xlink:href=".." xlink:type="simple" chart:class="chart:scatter" chart:style-name="ch1">
        <chart:legend chart:legend-position="end" svg:x="9.952cm" svg:y="4.188cm" style:legend-expansion="high" chart:style-name="ch2"/>
        <chart:plot-area chart:style-name="ch3" table:cell-range-address="Лист1.A3:Лист1.B31 Лист1.B2:Лист1.B2" chart:data-source-has-labels="row" svg:x="0.684cm" svg:y="0.855cm" svg:width="8.8cm" svg:height="7.545cm">
          <chartooo:coordinate-region svg:x="1.491cm" svg:y="1.068cm" svg:width="7.713cm" svg:height="6.65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3:Лист1.B31" chart:label-cell-address="Лист1.B2:Лист1.B2" chart:class="chart:scatter">
            <chart:domain table:cell-range-address="Лист1.A3:Лист1.A31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kR</text:p>
                <draw:g>
                  <svg:desc>Лист1.B2:Лист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0">
                <text:p>-30</text:p>
                <draw:g>
                  <svg:desc>Лист1.A3:Лист1.A31</svg:desc>
                </draw:g>
              </table:table-cell>
              <table:table-cell office:value-type="float" office:value="181.7">
                <text:p>181.7</text:p>
                <draw:g>
                  <svg:desc>Лист1.B3:Лист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5">
                <text:p>-25</text:p>
              </table:table-cell>
              <table:table-cell office:value-type="float" office:value="133.3">
                <text:p>13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">
                <text:p>-20</text:p>
              </table:table-cell>
              <table:table-cell office:value-type="float" office:value="98.88">
                <text:p>98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">
                <text:p>-1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56.06">
                <text:p>56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8.96">
                <text:p>98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5.58">
                <text:p>25.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8.048">
                <text:p>8.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6.518">
                <text:p>6.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5.312">
                <text:p>5.3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4.354">
                <text:p>4.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3.588">
                <text:p>3.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2.974">
                <text:p>2.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2.476">
                <text:p>2.4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1.743">
                <text:p>1.7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473">
                <text:p>1.4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">
                <text:p>85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0.7824">
                <text:p>0.78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0.6744">
                <text:p>0.6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">
                <text:p>105</text:p>
              </table:table-cell>
              <table:table-cell office:value-type="float" office:value="0.5836">
                <text:p>0.58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">
                <text:p>110</text:p>
              </table:table-cell>
              <table:table-cell office:value-type="float" office:value="0.5066">
                <text:p>0.50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19cm" svg:height="9cm" xlink:href=".." xlink:type="simple" chart:class="chart:scatter" chart:style-name="ch1">
        <chart:legend chart:legend-position="end" svg:x="9.952cm" svg:y="4.188cm" style:legend-expansion="high" chart:style-name="ch2"/>
        <chart:plot-area chart:style-name="ch3" table:cell-range-address="Лист1.A50:Лист1.B78 Лист1.B2:Лист1.B2" chart:data-source-has-labels="row" svg:x="0.684cm" svg:y="0.855cm" svg:width="8.8cm" svg:height="7.545cm">
          <chartooo:coordinate-region svg:x="1.491cm" svg:y="1.068cm" svg:width="7.713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50:Лист1.B78" chart:label-cell-address="Лист1.B2:Лист1.B2" chart:class="chart:scatter">
            <chart:domain table:cell-range-address="Лист1.A50:Лист1.A78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kR</text:p>
                <draw:g>
                  <svg:desc>Лист1.B2:Лист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0">
                <text:p>-30</text:p>
                <draw:g>
                  <svg:desc>Лист1.A50:Лист1.A78</svg:desc>
                </draw:g>
              </table:table-cell>
              <table:table-cell office:value-type="float" office:value="181.7">
                <text:p>181.7</text:p>
                <draw:g>
                  <svg:desc>Лист1.B50:Лист1.B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5">
                <text:p>-25</text:p>
              </table:table-cell>
              <table:table-cell office:value-type="float" office:value="133.3">
                <text:p>13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">
                <text:p>-20</text:p>
              </table:table-cell>
              <table:table-cell office:value-type="float" office:value="98.88">
                <text:p>98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">
                <text:p>-1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56.06">
                <text:p>56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0">
                <text:p>-20</text:p>
              </table:table-cell>
              <table:table-cell office:value-type="float" office:value="98.96">
                <text:p>98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5.58">
                <text:p>25.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8.048">
                <text:p>8.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6.518">
                <text:p>6.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5.312">
                <text:p>5.3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4.354">
                <text:p>4.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3.588">
                <text:p>3.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2.974">
                <text:p>2.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2.476">
                <text:p>2.4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1.743">
                <text:p>1.7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473">
                <text:p>1.4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">
                <text:p>85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0.7824">
                <text:p>0.78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0.6744">
                <text:p>0.6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">
                <text:p>105</text:p>
              </table:table-cell>
              <table:table-cell office:value-type="float" office:value="0.5836">
                <text:p>0.58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">
                <text:p>110</text:p>
              </table:table-cell>
              <table:table-cell office:value-type="float" office:value="0.5066">
                <text:p>0.50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